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6872F3EC440CAE6F.png" manifest:media-type="image/png"/>
  <manifest:file-entry manifest:full-path="Object 1/Pictures/10000000000000080000000881BB4FE66A893EB4.png" manifest:media-type="image/png"/>
  <manifest:file-entry manifest:full-path="Object 1/Pictures/100000000000000800000008A3C9D131AB48608B.png" manifest:media-type="image/png"/>
  <manifest:file-entry manifest:full-path="Object 1/Pictures/100000000000000800000008DCA6606B4369B69B.png" manifest:media-type="image/png"/>
  <manifest:file-entry manifest:full-path="Object 1/Pictures/1000000000000008000000088F705C20C472EECB.png" manifest:media-type="image/png"/>
  <manifest:file-entry manifest:full-path="Object 1/Pictures/100000000000000800000008A32614ABD64C67AF.png" manifest:media-type="image/png"/>
  <manifest:file-entry manifest:full-path="Object 1/Pictures/1000000000000008000000084B9A8F084BD844C4.png" manifest:media-type="image/png"/>
  <manifest:file-entry manifest:full-path="Object 1/Pictures/10000000000000080000000838B89763E543405C.png" manifest:media-type="image/png"/>
  <manifest:file-entry manifest:full-path="Object 1/Pictures/100000000000020000000200BC3FEFCD7FF3BCCA.jpg" manifest:media-type="image/jpeg"/>
  <manifest:file-entry manifest:full-path="Object 1/Pictures/100000000000000800000008316773DC4BF207E6.png" manifest:media-type="image/png"/>
  <manifest:file-entry manifest:full-path="Object 1/Pictures/100000000000000800000008177BBD6B1DAF8391.png" manifest:media-type="image/png"/>
  <manifest:file-entry manifest:full-path="Object 1/Pictures/100000000000000800000008B3CE9021ECC49FC3.png" manifest:media-type="image/png"/>
  <manifest:file-entry manifest:full-path="Object 1/Pictures/100000000000000800000008B8D46602DEFEC274.png" manifest:media-type="image/png"/>
  <manifest:file-entry manifest:full-path="Object 1/Pictures/100000000000000800000008B5AAF2B0A88BB14A.png" manifest:media-type="image/png"/>
  <manifest:file-entry manifest:full-path="Object 1/Pictures/10000000000000080000000865BBF5339D7B430D.png" manifest:media-type="image/png"/>
  <manifest:file-entry manifest:full-path="Object 1/Pictures/100000000000000800000008F6DB5753773913BC.png" manifest:media-type="image/png"/>
  <manifest:file-entry manifest:full-path="Object 1/Pictures/10000000000002000000020043C9B92B6C01BC17.jpg" manifest:media-type="image/jpeg"/>
  <manifest:file-entry manifest:full-path="Object 1/Pictures/100000000000000800000008B13FF7B59461BCDC.png" manifest:media-type="image/png"/>
  <manifest:file-entry manifest:full-path="Object 1/Pictures/1000000000000008000000083FB75389ECAB62D8.png" manifest:media-type="image/png"/>
  <manifest:file-entry manifest:full-path="Object 1/Pictures/100000000000000800000008A671F8F0C15EE665.png" manifest:media-type="image/png"/>
  <manifest:file-entry manifest:full-path="Object 1/Pictures/10000000000000080000000848FE51B86F14006A.png" manifest:media-type="image/png"/>
  <manifest:file-entry manifest:full-path="Object 1/Pictures/1000000000000008000000083E11336E7A97C21B.png" manifest:media-type="image/png"/>
  <manifest:file-entry manifest:full-path="Object 1/Pictures/100000000000000800000008E47FCFA6B363B2FE.png" manifest:media-type="image/png"/>
  <manifest:file-entry manifest:full-path="Object 1/Pictures/1000000000000008000000081BD6DC476FCD98FD.png" manifest:media-type="image/png"/>
  <manifest:file-entry manifest:full-path="Object 1/Pictures/100000000000000800000008A6A5834DE5E3F790.png" manifest:media-type="image/png"/>
  <manifest:file-entry manifest:full-path="Object 1/Pictures/1000000000000008000000082A083B58C1311B7E.png" manifest:media-type="image/png"/>
  <manifest:file-entry manifest:full-path="Object 1/Pictures/100000000000000800000008583731BC108788BB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46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0.6839in"/>
    </style:style>
    <style:style style:name="co4" style:family="table-column">
      <style:table-column-properties fo:break-before="auto" style:column-width="0.6945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in_20_class_20_lab">
      <style:table-properties table:display="true" style:writing-mode="lr-tb"/>
    </style:style>
    <style:style style:name="ta2" style:family="table" style:master-page-name="PageStyle_5f_proj_5f_timing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ce5c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4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957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4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fo:background-color="#957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45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 class lab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 office:value-type="string" calcext:value-type="string">
            <text:p>trapezoid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logtime</text:p>
          </table:table-cell>
          <table:table-cell table:style-name="ce1" office:value-type="string" calcext:value-type="string">
            <text:p>precision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001" calcext:value-type="float">
            <text:p>1E-06</text:p>
          </table:table-cell>
          <table:table-cell table:style-name="ce2" table:formula="of:=LOG([.B2]; 10)" office:value-type="float" office:value="-6" calcext:value-type="float">
            <text:p>-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<text:s/>normal vals</text:p>
          </table:table-cell>
          <table:table-cell table:number-columns-repeated="59"/>
        </table:table-row>
        <table:table-row table:style-name="ro1">
          <table:table-cell table:style-name="ce3" table:formula="of:=[.A2]*10" office:value-type="float" office:value="10" calcext:value-type="float">
            <text:p>10</text:p>
          </table:table-cell>
          <table:table-cell table:style-name="ce2" office:value-type="float" office:value="0.000002" calcext:value-type="float">
            <text:p>2E-06</text:p>
          </table:table-cell>
          <table:table-cell table:style-name="ce2" table:formula="of:=LOG([.B3]; 10)" office:value-type="float" office:value="-5.69897000433602" calcext:value-type="float">
            <text:p>-5.6989700043360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3" table:formula="of:=[.A3]*10" office:value-type="float" office:value="100" calcext:value-type="float">
            <text:p>100</text:p>
          </table:table-cell>
          <table:table-cell table:style-name="ce2" office:value-type="float" office:value="0.000002" calcext:value-type="float">
            <text:p>2E-06</text:p>
          </table:table-cell>
          <table:table-cell table:style-name="ce2" table:formula="of:=LOG([.B4]; 10)" office:value-type="float" office:value="-5.69897000433602" calcext:value-type="float">
            <text:p>-5.6989700043360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3" table:formula="of:=[.A4]*10" office:value-type="float" office:value="1000" calcext:value-type="float">
            <text:p>1000</text:p>
          </table:table-cell>
          <table:table-cell table:style-name="ce2" office:value-type="float" office:value="0.000007" calcext:value-type="float">
            <text:p>7E-06</text:p>
          </table:table-cell>
          <table:table-cell table:style-name="ce2" table:formula="of:=LOG([.B5]; 10)" office:value-type="float" office:value="-5.15490195998574" calcext:value-type="float">
            <text:p>-5.1549019599857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3" table:formula="of:=[.A5]*10" office:value-type="float" office:value="10000" calcext:value-type="float">
            <text:p>10000</text:p>
          </table:table-cell>
          <table:table-cell table:style-name="ce2" office:value-type="float" office:value="0.000083" calcext:value-type="float">
            <text:p>8.3E-05</text:p>
          </table:table-cell>
          <table:table-cell table:style-name="ce2" table:formula="of:=LOG([.B6]; 10)" office:value-type="float" office:value="-4.08092190762393" calcext:value-type="float">
            <text:p>-4.0809219076239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 table:style-name="ce3" table:formula="of:=[.A6]*10" office:value-type="float" office:value="100000" calcext:value-type="float">
            <text:p>100000</text:p>
          </table:table-cell>
          <table:table-cell table:style-name="ce2" office:value-type="float" office:value="0.000557" calcext:value-type="float">
            <text:p>0.000557</text:p>
          </table:table-cell>
          <table:table-cell table:style-name="ce2" table:formula="of:=LOG([.B7]; 10)" office:value-type="float" office:value="-3.25414480482627" calcext:value-type="float">
            <text:p>-3.2541448048262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style-name="ce3" table:formula="of:=[.A7]*10" office:value-type="float" office:value="1000000" calcext:value-type="float">
            <text:p>1000000</text:p>
          </table:table-cell>
          <table:table-cell table:style-name="ce2" office:value-type="float" office:value="0.005917" calcext:value-type="float">
            <text:p>0.005917</text:p>
          </table:table-cell>
          <table:table-cell table:style-name="ce2" table:formula="of:=LOG([.B8]; 10)" office:value-type="float" office:value="-2.22789843072299" calcext:value-type="float">
            <text:p>-2.2278984307229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style-name="ce3" table:formula="of:=[.A8]*10" office:value-type="float" office:value="10000000" calcext:value-type="float">
            <text:p>10000000</text:p>
          </table:table-cell>
          <table:table-cell table:style-name="ce2" office:value-type="float" office:value="0.054516" calcext:value-type="float">
            <text:p>0.054516</text:p>
          </table:table-cell>
          <table:table-cell table:style-name="ce2" table:formula="of:=LOG([.B9]; 10)" office:value-type="float" office:value="-1.26347601713775" calcext:value-type="float">
            <text:p>-1.2634760171377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 table:style-name="ce3" table:formula="of:=[.A9]*10" office:value-type="float" office:value="100000000" calcext:value-type="float">
            <text:p>100000000</text:p>
          </table:table-cell>
          <table:table-cell table:style-name="ce2" office:value-type="float" office:value="0.539441" calcext:value-type="float">
            <text:p>0.539441</text:p>
          </table:table-cell>
          <table:table-cell table:style-name="ce2" table:formula="of:=LOG([.B10]; 10)" office:value-type="float" office:value="-0.26805604824822" calcext:value-type="float">
            <text:p>-0.26805604824822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table:style-name="ce3" table:formula="of:=[.A10]*10" office:value-type="float" office:value="1000000000" calcext:value-type="float">
            <text:p>1000000000</text:p>
          </table:table-cell>
          <table:table-cell table:style-name="ce2" office:value-type="float" office:value="5.245918" calcext:value-type="float">
            <text:p>5.245918</text:p>
          </table:table-cell>
          <table:table-cell table:style-name="ce2" table:formula="of:=LOG([.B11]; 10)" office:value-type="float" office:value="0.719821497762942" calcext:value-type="float">
            <text:p>0.71982149776294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table:style-name="ce4" table:formula="of:=[.A11]*10" office:value-type="float" office:value="10000000000" calcext:value-type="float">
            <text:p>10000000000</text:p>
          </table:table-cell>
          <table:table-cell table:style-name="ce4" table:formula="of:=[.B11]*10" office:value-type="float" office:value="52.45918" calcext:value-type="float">
            <text:p>52.45918</text:p>
          </table:table-cell>
          <table:table-cell table:style-name="ce5" table:formula="of:=LOG([.B12]; 10)" office:value-type="float" office:value="1.71982149776294" calcext:value-type="float">
            <text:p>1.71982149776294</text:p>
          </table:table-cell>
          <table:table-cell table:style-name="ce5" office:value-type="float" office:value="15" calcext:value-type="float">
            <text:p>15</text:p>
          </table:table-cell>
          <table:table-cell table:style-name="ce1" office:value-type="string" calcext:value-type="string">
            <text:p>predicted vals</text:p>
          </table:table-cell>
          <table:table-cell table:style-name="ce1" office:value-type="string" calcext:value-type="string">
            <text:p>increase by about factor of 10</text:p>
          </table:table-cell>
          <table:table-cell table:number-columns-repeated="58"/>
        </table:table-row>
        <table:table-row table:style-name="ro1">
          <table:table-cell table:style-name="ce4" table:formula="of:=[.A12]*10" office:value-type="float" office:value="100000000000" calcext:value-type="float">
            <text:p>100000000000</text:p>
          </table:table-cell>
          <table:table-cell table:style-name="ce4" table:formula="of:=[.B12]*10" office:value-type="float" office:value="524.5918" calcext:value-type="float">
            <text:p>524.5918</text:p>
          </table:table-cell>
          <table:table-cell table:style-name="ce5" table:formula="of:=LOG([.B13]; 10)" office:value-type="float" office:value="2.71982149776294" calcext:value-type="float">
            <text:p>2.71982149776294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60"/>
        </table:table-row>
        <table:table-row table:style-name="ro1">
          <table:table-cell table:style-name="ce4" table:formula="of:=[.A13]*10" office:value-type="float" office:value="1000000000000" calcext:value-type="float">
            <text:p>1000000000000</text:p>
          </table:table-cell>
          <table:table-cell table:style-name="ce4" table:formula="of:=[.B13]*10" office:value-type="float" office:value="5245.918" calcext:value-type="float">
            <text:p>5245.918</text:p>
          </table:table-cell>
          <table:table-cell table:style-name="ce5" table:formula="of:=LOG([.B14]; 10)" office:value-type="float" office:value="3.71982149776294" calcext:value-type="float">
            <text:p>3.71982149776294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60"/>
        </table:table-row>
        <table:table-row table:style-name="ro1">
          <table:table-cell table:style-name="ce4" table:formula="of:=[.A14]*10" office:value-type="float" office:value="10000000000000" calcext:value-type="float">
            <text:p>10000000000000</text:p>
          </table:table-cell>
          <table:table-cell table:style-name="ce4" table:formula="of:=[.B14]*10" office:value-type="float" office:value="52459.18" calcext:value-type="float">
            <text:p>52459.18</text:p>
          </table:table-cell>
          <table:table-cell table:style-name="ce5" table:formula="of:=LOG([.B15]; 10)" office:value-type="float" office:value="4.71982149776294" calcext:value-type="float">
            <text:p>4.71982149776294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60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roj_timings" table:style-name="ta2">
        <office:forms form:automatic-focus="false" form:apply-design-mode="false"/>
        <table:shapes>
          <draw:frame draw:z-index="0" draw:style-name="gr1" draw:text-style-name="P1" svg:width="10.2764in" svg:height="5.7803in" svg:x="1.7909in" svg:y="6.1154in">
            <draw:object draw:notify-on-update-of-ranges="proj_timings.I1:proj_timings.I1 proj_timings.I2:proj_timings.I7 proj_timings.J1:proj_timings.J1 proj_timings.J2:proj_timings.J7 proj_timings.K1:proj_timings.K1 proj_timings.K2:proj_timings.K7 proj_timings.L1:proj_timings.L1 proj_timings.L2:proj_timings.L7 proj_timings.M1:proj_timings.M1 proj_timings.M2:proj_timings.M7 proj_timings.N1:proj_timings.N1 proj_timings.N2:proj_timings.N7 proj_timings.O1:proj_timings.O1 proj_timings.O2:proj_timings.O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9138in" svg:height="2.1665in" svg:x="1.7276in" svg:y="15.4063in">
            <draw:object draw:notify-on-update-of-ranges="proj_timings.A1:proj_timings.A1 proj_timings.A2:proj_timings.A7 proj_timings.B1:proj_timings.B1 proj_timings.B2:proj_timings.B7 proj_timings.C1:proj_timings.C1 proj_timings.C2:proj_timings.C7 proj_timings.D1:proj_timings.D1 proj_timings.D2:proj_timings.D7 proj_timings.E1:proj_timings.E1 proj_timings.E2:proj_timings.E7 proj_timings.F1:proj_timings.F1 proj_timings.F2:proj_timings.F7 proj_timings.G1:proj_timings.G1 proj_timings.G2:proj_timings.G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55" table:default-cell-style-name="Default"/>
        <table:table-row table:style-name="ro1">
          <table:table-cell table:style-name="ce1" office:value-type="string" calcext:value-type="string">
            <text:p>runtime</text:p>
          </table:table-cell>
          <table:table-cell table:style-name="ce7" office:value-type="float" office:value="100000" calcext:value-type="float">
            <text:p>100,000</text:p>
          </table:table-cell>
          <table:table-cell table:style-name="ce7" office:value-type="float" office:value="1000000" calcext:value-type="float">
            <text:p>1,000,000</text:p>
          </table:table-cell>
          <table:table-cell table:style-name="ce7" office:value-type="float" office:value="10000000" calcext:value-type="float">
            <text:p>10,000,000</text:p>
          </table:table-cell>
          <table:table-cell table:style-name="ce7" office:value-type="float" office:value="100000000" calcext:value-type="float">
            <text:p>100,000,000</text:p>
          </table:table-cell>
          <table:table-cell table:style-name="ce7" office:value-type="float" office:value="1000000000" calcext:value-type="float">
            <text:p>1,000,000,000</text:p>
          </table:table-cell>
          <table:table-cell table:style-name="ce7" office:value-type="float" office:value="10000000000" calcext:value-type="float">
            <text:p>10,000,000,000</text:p>
          </table:table-cell>
          <table:table-cell/>
          <table:table-cell table:style-name="ce1" office:value-type="string" calcext:value-type="string">
            <text:p>logtime</text:p>
          </table:table-cell>
          <table:table-cell table:style-name="ce7" office:value-type="float" office:value="100000" calcext:value-type="float">
            <text:p>100,000</text:p>
          </table:table-cell>
          <table:table-cell table:style-name="ce7" office:value-type="float" office:value="1000000" calcext:value-type="float">
            <text:p>1,000,000</text:p>
          </table:table-cell>
          <table:table-cell table:style-name="ce7" office:value-type="float" office:value="10000000" calcext:value-type="float">
            <text:p>10,000,000</text:p>
          </table:table-cell>
          <table:table-cell table:style-name="ce7" office:value-type="float" office:value="100000000" calcext:value-type="float">
            <text:p>100,000,000</text:p>
          </table:table-cell>
          <table:table-cell table:style-name="ce7" office:value-type="float" office:value="1000000000" calcext:value-type="float">
            <text:p>1,000,000,000</text:p>
          </table:table-cell>
          <table:table-cell table:style-name="ce7" office:value-type="float" office:value="10000000000" calcext:value-type="float">
            <text:p>10,000,000,000</text:p>
          </table:table-cell>
          <table:table-cell table:number-columns-repeated="4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" office:value-type="float" office:value="0.002041" calcext:value-type="float">
            <text:p>0.002041</text:p>
          </table:table-cell>
          <table:table-cell table:style-name="ce1" office:value-type="float" office:value="0.018639" calcext:value-type="float">
            <text:p>0.018639</text:p>
          </table:table-cell>
          <table:table-cell table:style-name="ce1" office:value-type="float" office:value="0.123184" calcext:value-type="float">
            <text:p>0.123184</text:p>
          </table:table-cell>
          <table:table-cell table:style-name="ce1" office:value-type="float" office:value="0.806901" calcext:value-type="float">
            <text:p>0.806901</text:p>
          </table:table-cell>
          <table:table-cell table:style-name="ce1" office:value-type="float" office:value="6.722449" calcext:value-type="float">
            <text:p>6.722449</text:p>
          </table:table-cell>
          <table:table-cell table:style-name="ce1" office:value-type="float" office:value="65.774229" calcext:value-type="float">
            <text:p>65.774229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10" table:formula="of:=LOG([.B2]; 2)" office:value-type="float" office:value="-8.93650810229146" calcext:value-type="float">
            <text:p>-8.936508</text:p>
          </table:table-cell>
          <table:table-cell table:style-name="ce10" table:formula="of:=LOG([.C2]; 2)" office:value-type="float" office:value="-5.74553172966135" calcext:value-type="float">
            <text:p>-5.745532</text:p>
          </table:table-cell>
          <table:table-cell table:style-name="ce10" table:formula="of:=LOG([.D2]; 2)" office:value-type="float" office:value="-3.02111321401435" calcext:value-type="float">
            <text:p>-3.021113</text:p>
          </table:table-cell>
          <table:table-cell table:style-name="ce10" table:formula="of:=LOG([.E2]; 2)" office:value-type="float" office:value="-0.309536417134637" calcext:value-type="float">
            <text:p>-0.309536</text:p>
          </table:table-cell>
          <table:table-cell table:style-name="ce10" table:formula="of:=LOG([.F2]; 2)" office:value-type="float" office:value="2.74898690510355" calcext:value-type="float">
            <text:p>2.748987</text:p>
          </table:table-cell>
          <table:table-cell table:style-name="ce10" table:formula="of:=LOG([.G2]; 2)" office:value-type="float" office:value="6.03945052722728" calcext:value-type="float">
            <text:p>6.039451</text:p>
          </table:table-cell>
          <table:table-cell table:number-columns-repeated="4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" office:value-type="float" office:value="0.001015" calcext:value-type="float">
            <text:p>0.001015</text:p>
          </table:table-cell>
          <table:table-cell table:style-name="ce1" office:value-type="float" office:value="0.009496" calcext:value-type="float">
            <text:p>0.009496</text:p>
          </table:table-cell>
          <table:table-cell table:style-name="ce1" office:value-type="float" office:value="0.073353" calcext:value-type="float">
            <text:p>0.073353</text:p>
          </table:table-cell>
          <table:table-cell table:style-name="ce1" office:value-type="float" office:value="0.42396" calcext:value-type="float">
            <text:p>0.42396</text:p>
          </table:table-cell>
          <table:table-cell table:style-name="ce1" office:value-type="float" office:value="3.437288" calcext:value-type="float">
            <text:p>3.437288</text:p>
          </table:table-cell>
          <table:table-cell table:style-name="ce1" office:value-type="float" office:value="32.966646" calcext:value-type="float">
            <text:p>32.96664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0" table:formula="of:=LOG([.B3]; 2)" office:value-type="float" office:value="-9.94430455725164" calcext:value-type="float">
            <text:p>-9.944305</text:p>
          </table:table-cell>
          <table:table-cell table:style-name="ce10" table:formula="of:=LOG([.C3]; 2)" office:value-type="float" office:value="-6.71846434968227" calcext:value-type="float">
            <text:p>-6.718464</text:p>
          </table:table-cell>
          <table:table-cell table:style-name="ce10" table:formula="of:=LOG([.D3]; 2)" office:value-type="float" office:value="-3.76900021915055" calcext:value-type="float">
            <text:p>-3.769000</text:p>
          </table:table-cell>
          <table:table-cell table:style-name="ce10" table:formula="of:=LOG([.E3]; 2)" office:value-type="float" office:value="-1.237999939825" calcext:value-type="float">
            <text:p>-1.238000</text:p>
          </table:table-cell>
          <table:table-cell table:style-name="ce10" table:formula="of:=LOG([.F3]; 2)" office:value-type="float" office:value="1.78127073584309" calcext:value-type="float">
            <text:p>1.781271</text:p>
          </table:table-cell>
          <table:table-cell table:style-name="ce10" table:formula="of:=LOG([.G3]; 2)" office:value-type="float" office:value="5.04293521073077" calcext:value-type="float">
            <text:p>5.042935</text:p>
          </table:table-cell>
          <table:table-cell table:number-columns-repeated="4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" office:value-type="float" office:value="0.000551" calcext:value-type="float">
            <text:p>0.000551</text:p>
          </table:table-cell>
          <table:table-cell table:style-name="ce1" office:value-type="float" office:value="0.005275" calcext:value-type="float">
            <text:p>0.005275</text:p>
          </table:table-cell>
          <table:table-cell table:style-name="ce1" office:value-type="float" office:value="0.041873" calcext:value-type="float">
            <text:p>0.041873</text:p>
          </table:table-cell>
          <table:table-cell table:style-name="ce1" office:value-type="float" office:value="0.231629" calcext:value-type="float">
            <text:p>0.231629</text:p>
          </table:table-cell>
          <table:table-cell table:style-name="ce1" office:value-type="float" office:value="1.780307" calcext:value-type="float">
            <text:p>1.780307</text:p>
          </table:table-cell>
          <table:table-cell table:style-name="ce1" office:value-type="float" office:value="16.553686" calcext:value-type="float">
            <text:p>16.553686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10" table:formula="of:=LOG([.B4]; 2)" office:value-type="float" office:value="-10.825660060753" calcext:value-type="float">
            <text:p>-10.825660</text:p>
          </table:table-cell>
          <table:table-cell table:style-name="ce10" table:formula="of:=LOG([.C4]; 2)" office:value-type="float" office:value="-7.56661319084227" calcext:value-type="float">
            <text:p>-7.566613</text:p>
          </table:table-cell>
          <table:table-cell table:style-name="ce10" table:formula="of:=LOG([.D4]; 2)" office:value-type="float" office:value="-4.57783590580027" calcext:value-type="float">
            <text:p>-4.577836</text:p>
          </table:table-cell>
          <table:table-cell table:style-name="ce10" table:formula="of:=LOG([.E4]; 2)" office:value-type="float" office:value="-2.11011220452652" calcext:value-type="float">
            <text:p>-2.110112</text:p>
          </table:table-cell>
          <table:table-cell table:style-name="ce10" table:formula="of:=LOG([.F4]; 2)" office:value-type="float" office:value="0.832126044105945" calcext:value-type="float">
            <text:p>0.832126</text:p>
          </table:table-cell>
          <table:table-cell table:style-name="ce10" table:formula="of:=LOG([.G4]; 2)" office:value-type="float" office:value="4.04908059178837" calcext:value-type="float">
            <text:p>4.049081</text:p>
          </table:table-cell>
          <table:table-cell table:number-columns-repeated="49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" office:value-type="float" office:value="0.000324" calcext:value-type="float">
            <text:p>0.000324</text:p>
          </table:table-cell>
          <table:table-cell table:style-name="ce1" office:value-type="float" office:value="0.003762" calcext:value-type="float">
            <text:p>0.003762</text:p>
          </table:table-cell>
          <table:table-cell table:style-name="ce1" office:value-type="float" office:value="0.022591" calcext:value-type="float">
            <text:p>0.022591</text:p>
          </table:table-cell>
          <table:table-cell table:style-name="ce1" office:value-type="float" office:value="0.13231" calcext:value-type="float">
            <text:p>0.13231</text:p>
          </table:table-cell>
          <table:table-cell table:style-name="ce1" office:value-type="float" office:value="0.964365" calcext:value-type="float">
            <text:p>0.964365</text:p>
          </table:table-cell>
          <table:table-cell table:style-name="ce1" office:value-type="float" office:value="8.369111" calcext:value-type="float">
            <text:p>8.369111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style-name="ce10" table:formula="of:=LOG([.B5]; 2)" office:value-type="float" office:value="-11.5917185664396" calcext:value-type="float">
            <text:p>-11.591719</text:p>
          </table:table-cell>
          <table:table-cell table:style-name="ce10" table:formula="of:=LOG([.C5]; 2)" office:value-type="float" office:value="-8.05428443580098" calcext:value-type="float">
            <text:p>-8.054284</text:p>
          </table:table-cell>
          <table:table-cell table:style-name="ce10" table:formula="of:=LOG([.D5]; 2)" office:value-type="float" office:value="-5.46810805613493" calcext:value-type="float">
            <text:p>-5.468108</text:p>
          </table:table-cell>
          <table:table-cell table:style-name="ce10" table:formula="of:=LOG([.E5]; 2)" office:value-type="float" office:value="-2.91800599014757" calcext:value-type="float">
            <text:p>-2.918006</text:p>
          </table:table-cell>
          <table:table-cell table:style-name="ce10" table:formula="of:=LOG([.F5]; 2)" office:value-type="float" office:value="-0.052348803178283" calcext:value-type="float">
            <text:p>-0.052349</text:p>
          </table:table-cell>
          <table:table-cell table:style-name="ce10" table:formula="of:=LOG([.G5]; 2)" office:value-type="float" office:value="3.0650743821534" calcext:value-type="float">
            <text:p>3.065074</text:p>
          </table:table-cell>
          <table:table-cell table:number-columns-repeated="49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" office:value-type="float" office:value="0.000917" calcext:value-type="float">
            <text:p>0.000917</text:p>
          </table:table-cell>
          <table:table-cell table:style-name="ce1" office:value-type="float" office:value="0.00546" calcext:value-type="float">
            <text:p>0.00546</text:p>
          </table:table-cell>
          <table:table-cell table:style-name="ce1" office:value-type="float" office:value="0.015384" calcext:value-type="float">
            <text:p>0.015384</text:p>
          </table:table-cell>
          <table:table-cell table:style-name="ce1" office:value-type="float" office:value="0.07204" calcext:value-type="float">
            <text:p>0.07204</text:p>
          </table:table-cell>
          <table:table-cell table:style-name="ce1" office:value-type="float" office:value="0.50603" calcext:value-type="float">
            <text:p>0.50603</text:p>
          </table:table-cell>
          <table:table-cell table:style-name="ce1" office:value-type="float" office:value="4.282941" calcext:value-type="float">
            <text:p>4.282941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table:style-name="ce10" table:formula="of:=LOG([.B6]; 2)" office:value-type="float" office:value="-10.0907906457291" calcext:value-type="float">
            <text:p>-10.090791</text:p>
          </table:table-cell>
          <table:table-cell table:style-name="ce10" table:formula="of:=LOG([.C6]; 2)" office:value-type="float" office:value="-7.51688333351696" calcext:value-type="float">
            <text:p>-7.516883</text:p>
          </table:table-cell>
          <table:table-cell table:style-name="ce10" table:formula="of:=LOG([.D6]; 2)" office:value-type="float" office:value="-6.02242552198428" calcext:value-type="float">
            <text:p>-6.022426</text:p>
          </table:table-cell>
          <table:table-cell table:style-name="ce10" table:formula="of:=LOG([.E6]; 2)" office:value-type="float" office:value="-3.79505800853054" calcext:value-type="float">
            <text:p>-3.795058</text:p>
          </table:table-cell>
          <table:table-cell table:style-name="ce10" table:formula="of:=LOG([.F6]; 2)" office:value-type="float" office:value="-0.982705177224203" calcext:value-type="float">
            <text:p>-0.982705</text:p>
          </table:table-cell>
          <table:table-cell table:style-name="ce10" table:formula="of:=LOG([.G6]; 2)" office:value-type="float" office:value="2.09860180340367" calcext:value-type="float">
            <text:p>2.098602</text:p>
          </table:table-cell>
          <table:table-cell table:number-columns-repeated="49"/>
        </table:table-row>
        <table:table-row table:style-name="ro3">
          <table:table-cell table:style-name="ce6" office:value-type="float" office:value="32" calcext:value-type="float">
            <text:p>32</text:p>
          </table:table-cell>
          <table:table-cell table:style-name="ce1" office:value-type="float" office:value="0.00436" calcext:value-type="float">
            <text:p>0.00436</text:p>
          </table:table-cell>
          <table:table-cell table:style-name="ce1" office:value-type="float" office:value="0.002274" calcext:value-type="float">
            <text:p>0.002274</text:p>
          </table:table-cell>
          <table:table-cell table:style-name="ce1" office:value-type="float" office:value="0.009195" calcext:value-type="float">
            <text:p>0.009195</text:p>
          </table:table-cell>
          <table:table-cell table:style-name="ce1" office:value-type="float" office:value="0.042735" calcext:value-type="float">
            <text:p>0.042735</text:p>
          </table:table-cell>
          <table:table-cell table:style-name="ce1" office:value-type="float" office:value="0.311003" calcext:value-type="float">
            <text:p>0.311003</text:p>
          </table:table-cell>
          <table:table-cell table:style-name="ce1" office:value-type="float" office:value="2.60629" calcext:value-type="float">
            <text:p>2.60629</text:p>
          </table:table-cell>
          <table:table-cell/>
          <table:table-cell table:style-name="ce6" office:value-type="float" office:value="32" calcext:value-type="float">
            <text:p>32</text:p>
          </table:table-cell>
          <table:table-cell table:style-name="ce10" table:formula="of:=LOG([.B7]; 2)" office:value-type="float" office:value="-7.84145614965989" calcext:value-type="float">
            <text:p>-7.841456</text:p>
          </table:table-cell>
          <table:table-cell table:style-name="ce10" table:formula="of:=LOG([.C7]; 2)" office:value-type="float" office:value="-8.78055203043193" calcext:value-type="float">
            <text:p>-8.780552</text:p>
          </table:table-cell>
          <table:table-cell table:style-name="ce10" table:formula="of:=LOG([.D7]; 2)" office:value-type="float" office:value="-6.76493471002487" calcext:value-type="float">
            <text:p>-6.764935</text:p>
          </table:table-cell>
          <table:table-cell table:style-name="ce10" table:formula="of:=LOG([.E7]; 2)" office:value-type="float" office:value="-4.54843806739181" calcext:value-type="float">
            <text:p>-4.548438</text:p>
          </table:table-cell>
          <table:table-cell table:style-name="ce10" table:formula="of:=LOG([.F7]; 2)" office:value-type="float" office:value="-1.68499959792619" calcext:value-type="float">
            <text:p>-1.685000</text:p>
          </table:table-cell>
          <table:table-cell table:style-name="ce10" table:formula="of:=LOG([.G7]; 2)" office:value-type="float" office:value="1.38199762046955" calcext:value-type="float">
            <text:p>1.381998</text:p>
          </table:table-cell>
          <table:table-cell table:number-columns-repeated="49"/>
        </table:table-row>
        <table:table-row table:style-name="ro2">
          <table:table-cell table:number-columns-repeated="64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style-name="ce1" office:value-type="string" calcext:value-type="string">
            <text:p>speedup</text:p>
          </table:table-cell>
          <table:table-cell table:style-name="ce7" office:value-type="float" office:value="100000" calcext:value-type="float">
            <text:p>100,000</text:p>
          </table:table-cell>
          <table:table-cell table:style-name="ce7" office:value-type="float" office:value="1000000" calcext:value-type="float">
            <text:p>1,000,000</text:p>
          </table:table-cell>
          <table:table-cell table:style-name="ce7" office:value-type="float" office:value="10000000" calcext:value-type="float">
            <text:p>10,000,000</text:p>
          </table:table-cell>
          <table:table-cell table:style-name="ce7" office:value-type="float" office:value="100000000" calcext:value-type="float">
            <text:p>100,000,000</text:p>
          </table:table-cell>
          <table:table-cell table:style-name="ce7" office:value-type="float" office:value="1000000000" calcext:value-type="float">
            <text:p>1,000,000,000</text:p>
          </table:table-cell>
          <table:table-cell table:style-name="ce7" office:value-type="float" office:value="10000000000" calcext:value-type="float">
            <text:p>10,000,000,000</text:p>
          </table:table-cell>
          <table:table-cell/>
          <table:table-cell table:style-name="ce1" office:value-type="string" calcext:value-type="string">
            <text:p>efficiency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1" office:value-type="float" office:value="1000000" calcext:value-type="float">
            <text:p>1,000,000</text:p>
          </table:table-cell>
          <table:table-cell table:style-name="ce11" office:value-type="float" office:value="10000000" calcext:value-type="float">
            <text:p>10,000,000</text:p>
          </table:table-cell>
          <table:table-cell table:style-name="ce11" office:value-type="float" office:value="100000000" calcext:value-type="float">
            <text:p>100,000,000</text:p>
          </table:table-cell>
          <table:table-cell table:style-name="ce11" office:value-type="float" office:value="1000000000" calcext:value-type="float">
            <text:p>1,000,000,000</text:p>
          </table:table-cell>
          <table:table-cell table:style-name="ce11" office:value-type="float" office:value="10000000000" calcext:value-type="float">
            <text:p>10,000,000,000</text:p>
          </table:table-cell>
          <table:table-cell table:number-columns-repeated="4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table:formula="of:=[.B$2]/[.B2]" office:value-type="float" office:value="1" calcext:value-type="float">
            <text:p>1.000</text:p>
          </table:table-cell>
          <table:table-cell table:style-name="ce8" table:formula="of:=[.C$2]/[.C2]" office:value-type="float" office:value="1" calcext:value-type="float">
            <text:p>1.000</text:p>
          </table:table-cell>
          <table:table-cell table:style-name="ce8" table:formula="of:=[.D$2]/[.D2]" office:value-type="float" office:value="1" calcext:value-type="float">
            <text:p>1.000</text:p>
          </table:table-cell>
          <table:table-cell table:style-name="ce8" table:formula="of:=[.E$2]/[.E2]" office:value-type="float" office:value="1" calcext:value-type="float">
            <text:p>1.000</text:p>
          </table:table-cell>
          <table:table-cell table:style-name="ce8" table:formula="of:=[.F$2]/[.F2]" office:value-type="float" office:value="1" calcext:value-type="float">
            <text:p>1.000</text:p>
          </table:table-cell>
          <table:table-cell table:style-name="ce8" table:formula="of:=[.G$2]/[.G2]" office:value-type="float" office:value="1" calcext:value-type="float">
            <text:p>1.00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table:formula="of:=[.B11]/[.$I11]" office:value-type="float" office:value="1" calcext:value-type="float">
            <text:p>1.000</text:p>
          </table:table-cell>
          <table:table-cell table:style-name="ce12" table:formula="of:=[.C11]/[.$I11]" office:value-type="float" office:value="1" calcext:value-type="float">
            <text:p>1.000</text:p>
          </table:table-cell>
          <table:table-cell table:style-name="ce12" table:formula="of:=[.D11]/[.$I11]" office:value-type="float" office:value="1" calcext:value-type="float">
            <text:p>1.000</text:p>
          </table:table-cell>
          <table:table-cell table:style-name="ce12" table:formula="of:=[.E11]/[.$I11]" office:value-type="float" office:value="1" calcext:value-type="float">
            <text:p>1.000</text:p>
          </table:table-cell>
          <table:table-cell table:style-name="ce12" table:formula="of:=[.F11]/[.$I11]" office:value-type="float" office:value="1" calcext:value-type="float">
            <text:p>1.000</text:p>
          </table:table-cell>
          <table:table-cell table:style-name="ce12" table:formula="of:=[.G11]/[.$I11]" office:value-type="float" office:value="1" calcext:value-type="float">
            <text:p>1.000</text:p>
          </table:table-cell>
          <table:table-cell table:number-columns-repeated="4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8" table:formula="of:=[.B$2]/[.B3]" office:value-type="float" office:value="2.01083743842364" calcext:value-type="float">
            <text:p>2.011</text:p>
          </table:table-cell>
          <table:table-cell table:style-name="ce8" table:formula="of:=[.C$2]/[.C3]" office:value-type="float" office:value="1.96282645324347" calcext:value-type="float">
            <text:p>1.963</text:p>
          </table:table-cell>
          <table:table-cell table:style-name="ce8" table:formula="of:=[.D$2]/[.D3]" office:value-type="float" office:value="1.67933145201969" calcext:value-type="float">
            <text:p>1.679</text:p>
          </table:table-cell>
          <table:table-cell table:style-name="ce8" table:formula="of:=[.E$2]/[.E3]" office:value-type="float" office:value="1.90324794791961" calcext:value-type="float">
            <text:p>1.903</text:p>
          </table:table-cell>
          <table:table-cell table:style-name="ce8" table:formula="of:=[.F$2]/[.F3]" office:value-type="float" office:value="1.95574214322454" calcext:value-type="float">
            <text:p>1.956</text:p>
          </table:table-cell>
          <table:table-cell table:style-name="ce8" table:formula="of:=[.G$2]/[.G3]" office:value-type="float" office:value="1.99517503236453" calcext:value-type="float">
            <text:p>1.995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12" table:formula="of:=[.B12]/[.$I12]" office:value-type="float" office:value="1.00541871921182" calcext:value-type="float">
            <text:p>1.005</text:p>
          </table:table-cell>
          <table:table-cell table:style-name="ce12" table:formula="of:=[.C12]/[.$I12]" office:value-type="float" office:value="0.981413226621736" calcext:value-type="float">
            <text:p>0.981</text:p>
          </table:table-cell>
          <table:table-cell table:style-name="ce12" table:formula="of:=[.D12]/[.$I12]" office:value-type="float" office:value="0.839665726009843" calcext:value-type="float">
            <text:p>0.840</text:p>
          </table:table-cell>
          <table:table-cell table:style-name="ce12" table:formula="of:=[.E12]/[.$I12]" office:value-type="float" office:value="0.951623973959807" calcext:value-type="float">
            <text:p>0.952</text:p>
          </table:table-cell>
          <table:table-cell table:style-name="ce12" table:formula="of:=[.F12]/[.$I12]" office:value-type="float" office:value="0.977871071612271" calcext:value-type="float">
            <text:p>0.978</text:p>
          </table:table-cell>
          <table:table-cell table:style-name="ce12" table:formula="of:=[.G12]/[.$I12]" office:value-type="float" office:value="0.997587516182265" calcext:value-type="float">
            <text:p>0.998</text:p>
          </table:table-cell>
          <table:table-cell table:number-columns-repeated="4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8" table:formula="of:=[.B$2]/[.B4]" office:value-type="float" office:value="3.70417422867514" calcext:value-type="float">
            <text:p>3.704</text:p>
          </table:table-cell>
          <table:table-cell table:style-name="ce8" table:formula="of:=[.C$2]/[.C4]" office:value-type="float" office:value="3.53345971563981" calcext:value-type="float">
            <text:p>3.533</text:p>
          </table:table-cell>
          <table:table-cell table:style-name="ce8" table:formula="of:=[.D$2]/[.D4]" office:value-type="float" office:value="2.94184796885821" calcext:value-type="float">
            <text:p>2.942</text:p>
          </table:table-cell>
          <table:table-cell table:style-name="ce8" table:formula="of:=[.E$2]/[.E4]" office:value-type="float" office:value="3.48359229630141" calcext:value-type="float">
            <text:p>3.484</text:p>
          </table:table-cell>
          <table:table-cell table:style-name="ce8" table:formula="of:=[.F$2]/[.F4]" office:value-type="float" office:value="3.77600548669415" calcext:value-type="float">
            <text:p>3.776</text:p>
          </table:table-cell>
          <table:table-cell table:style-name="ce8" table:formula="of:=[.G$2]/[.G4]" office:value-type="float" office:value="3.9733887062978" calcext:value-type="float">
            <text:p>3.973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12" table:formula="of:=[.B13]/[.$I13]" office:value-type="float" office:value="0.926043557168784" calcext:value-type="float">
            <text:p>0.926</text:p>
          </table:table-cell>
          <table:table-cell table:style-name="ce12" table:formula="of:=[.C13]/[.$I13]" office:value-type="float" office:value="0.883364928909952" calcext:value-type="float">
            <text:p>0.883</text:p>
          </table:table-cell>
          <table:table-cell table:style-name="ce12" table:formula="of:=[.D13]/[.$I13]" office:value-type="float" office:value="0.735461992214553" calcext:value-type="float">
            <text:p>0.735</text:p>
          </table:table-cell>
          <table:table-cell table:style-name="ce12" table:formula="of:=[.E13]/[.$I13]" office:value-type="float" office:value="0.870898074075353" calcext:value-type="float">
            <text:p>0.871</text:p>
          </table:table-cell>
          <table:table-cell table:style-name="ce12" table:formula="of:=[.F13]/[.$I13]" office:value-type="float" office:value="0.944001371673537" calcext:value-type="float">
            <text:p>0.944</text:p>
          </table:table-cell>
          <table:table-cell table:style-name="ce12" table:formula="of:=[.G13]/[.$I13]" office:value-type="float" office:value="0.99334717657445" calcext:value-type="float">
            <text:p>0.993</text:p>
          </table:table-cell>
          <table:table-cell table:number-columns-repeated="49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8" table:formula="of:=[.B$2]/[.B5]" office:value-type="float" office:value="6.29938271604938" calcext:value-type="float">
            <text:p>6.299</text:p>
          </table:table-cell>
          <table:table-cell table:style-name="ce8" table:formula="of:=[.C$2]/[.C5]" office:value-type="float" office:value="4.95454545454546" calcext:value-type="float">
            <text:p>4.955</text:p>
          </table:table-cell>
          <table:table-cell table:style-name="ce8" table:formula="of:=[.D$2]/[.D5]" office:value-type="float" office:value="5.45279093444292" calcext:value-type="float">
            <text:p>5.453</text:p>
          </table:table-cell>
          <table:table-cell table:style-name="ce8" table:formula="of:=[.E$2]/[.E5]" office:value-type="float" office:value="6.09856397853526" calcext:value-type="float">
            <text:p>6.099</text:p>
          </table:table-cell>
          <table:table-cell table:style-name="ce8" table:formula="of:=[.F$2]/[.F5]" office:value-type="float" office:value="6.97085543336807" calcext:value-type="float">
            <text:p>6.971</text:p>
          </table:table-cell>
          <table:table-cell table:style-name="ce8" table:formula="of:=[.G$2]/[.G5]" office:value-type="float" office:value="7.85916556728666" calcext:value-type="float">
            <text:p>7.859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style-name="ce12" table:formula="of:=[.B14]/[.$I14]" office:value-type="float" office:value="0.787422839506173" calcext:value-type="float">
            <text:p>0.787</text:p>
          </table:table-cell>
          <table:table-cell table:style-name="ce12" table:formula="of:=[.C14]/[.$I14]" office:value-type="float" office:value="0.619318181818182" calcext:value-type="float">
            <text:p>0.619</text:p>
          </table:table-cell>
          <table:table-cell table:style-name="ce12" table:formula="of:=[.D14]/[.$I14]" office:value-type="float" office:value="0.681598866805365" calcext:value-type="float">
            <text:p>0.682</text:p>
          </table:table-cell>
          <table:table-cell table:style-name="ce12" table:formula="of:=[.E14]/[.$I14]" office:value-type="float" office:value="0.762320497316907" calcext:value-type="float">
            <text:p>0.762</text:p>
          </table:table-cell>
          <table:table-cell table:style-name="ce12" table:formula="of:=[.F14]/[.$I14]" office:value-type="float" office:value="0.871356929171009" calcext:value-type="float">
            <text:p>0.871</text:p>
          </table:table-cell>
          <table:table-cell table:style-name="ce12" table:formula="of:=[.G14]/[.$I14]" office:value-type="float" office:value="0.982395695910832" calcext:value-type="float">
            <text:p>0.982</text:p>
          </table:table-cell>
          <table:table-cell table:number-columns-repeated="49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8" table:formula="of:=[.B$2]/[.B6]" office:value-type="float" office:value="2.2257360959651" calcext:value-type="float">
            <text:p>2.226</text:p>
          </table:table-cell>
          <table:table-cell table:style-name="ce8" table:formula="of:=[.C$2]/[.C6]" office:value-type="float" office:value="3.41373626373626" calcext:value-type="float">
            <text:p>3.414</text:p>
          </table:table-cell>
          <table:table-cell table:style-name="ce8" table:formula="of:=[.D$2]/[.D6]" office:value-type="float" office:value="8.00728029121165" calcext:value-type="float">
            <text:p>8.007</text:p>
          </table:table-cell>
          <table:table-cell table:style-name="ce8" table:formula="of:=[.E$2]/[.E6]" office:value-type="float" office:value="11.2007357023876" calcext:value-type="float">
            <text:p>11.201</text:p>
          </table:table-cell>
          <table:table-cell table:style-name="ce8" table:formula="of:=[.F$2]/[.F6]" office:value-type="float" office:value="13.284684702488" calcext:value-type="float">
            <text:p>13.285</text:p>
          </table:table-cell>
          <table:table-cell table:style-name="ce8" table:formula="of:=[.G$2]/[.G6]" office:value-type="float" office:value="15.3572577815104" calcext:value-type="float">
            <text:p>15.357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 table:style-name="ce8" table:formula="of:=[.B15]/[.$I15]" office:value-type="float" office:value="0.139108505997819" calcext:value-type="float">
            <text:p>0.139</text:p>
          </table:table-cell>
          <table:table-cell table:style-name="ce8" table:formula="of:=[.C15]/[.$I15]" office:value-type="float" office:value="0.213358516483516" calcext:value-type="float">
            <text:p>0.213</text:p>
          </table:table-cell>
          <table:table-cell table:style-name="ce8" table:formula="of:=[.D15]/[.$I15]" office:value-type="float" office:value="0.500455018200728" calcext:value-type="float">
            <text:p>0.500</text:p>
          </table:table-cell>
          <table:table-cell table:style-name="ce12" table:formula="of:=[.E15]/[.$I15]" office:value-type="float" office:value="0.700045981399223" calcext:value-type="float">
            <text:p>0.700</text:p>
          </table:table-cell>
          <table:table-cell table:style-name="ce12" table:formula="of:=[.F15]/[.$I15]" office:value-type="float" office:value="0.8302927939055" calcext:value-type="float">
            <text:p>0.830</text:p>
          </table:table-cell>
          <table:table-cell table:style-name="ce12" table:formula="of:=[.G15]/[.$I15]" office:value-type="float" office:value="0.959828611344401" calcext:value-type="float">
            <text:p>0.960</text:p>
          </table:table-cell>
          <table:table-cell table:number-columns-repeated="49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8" table:formula="of:=[.B$2]/[.B7]" office:value-type="float" office:value="0.468119266055046" calcext:value-type="float">
            <text:p>0.468</text:p>
          </table:table-cell>
          <table:table-cell table:style-name="ce8" table:formula="of:=[.C$2]/[.C7]" office:value-type="float" office:value="8.19656992084433" calcext:value-type="float">
            <text:p>8.197</text:p>
          </table:table-cell>
          <table:table-cell table:style-name="ce8" table:formula="of:=[.D$2]/[.D7]" office:value-type="float" office:value="13.3968461120174" calcext:value-type="float">
            <text:p>13.397</text:p>
          </table:table-cell>
          <table:table-cell table:style-name="ce8" table:formula="of:=[.E$2]/[.E7]" office:value-type="float" office:value="18.8815022815023" calcext:value-type="float">
            <text:p>18.882</text:p>
          </table:table-cell>
          <table:table-cell table:style-name="ce8" table:formula="of:=[.F$2]/[.F7]" office:value-type="float" office:value="21.6153831313524" calcext:value-type="float">
            <text:p>21.615</text:p>
          </table:table-cell>
          <table:table-cell table:style-name="ce8" table:formula="of:=[.G$2]/[.G7]" office:value-type="float" office:value="25.2367269183399" calcext:value-type="float">
            <text:p>25.237</text:p>
          </table:table-cell>
          <table:table-cell/>
          <table:table-cell table:style-name="ce9" office:value-type="float" office:value="32" calcext:value-type="float">
            <text:p>32</text:p>
          </table:table-cell>
          <table:table-cell table:style-name="ce8" table:formula="of:=[.B16]/[.$I16]" office:value-type="float" office:value="0.0146287270642202" calcext:value-type="float">
            <text:p>0.015</text:p>
          </table:table-cell>
          <table:table-cell table:style-name="ce8" table:formula="of:=[.C16]/[.$I16]" office:value-type="float" office:value="0.256142810026385" calcext:value-type="float">
            <text:p>0.256</text:p>
          </table:table-cell>
          <table:table-cell table:style-name="ce8" table:formula="of:=[.D16]/[.$I16]" office:value-type="float" office:value="0.418651441000544" calcext:value-type="float">
            <text:p>0.419</text:p>
          </table:table-cell>
          <table:table-cell table:style-name="ce8" table:formula="of:=[.E16]/[.$I16]" office:value-type="float" office:value="0.590046946296946" calcext:value-type="float">
            <text:p>0.590</text:p>
          </table:table-cell>
          <table:table-cell table:style-name="ce12" table:formula="of:=[.F16]/[.$I16]" office:value-type="float" office:value="0.675480722854764" calcext:value-type="float">
            <text:p>0.675</text:p>
          </table:table-cell>
          <table:table-cell table:style-name="ce12" table:formula="of:=[.G16]/[.$I16]" office:value-type="float" office:value="0.788647716198121" calcext:value-type="float">
            <text:p>0.789</text:p>
          </table:table-cell>
          <table:table-cell table:number-columns-repeated="49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Max digits</text:p>
          </table:table-cell>
          <table:table-cell table:number-columns-repeated="6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6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6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6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ote - more processes and more trapezoids than called for (used 1trillion trapezoids to get 18, 100billion w/64 got me 16)</text:p>
          </table:table-cell>
          <table:table-cell table:number-columns-repeated="61"/>
        </table:table-row>
        <table:table-row table:style-name="ro2" table:number-rows-repeated="104854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6" loext:min-decimal-places="6" number:min-integer-digits="1"/>
    </number:number-style>
    <number:number-style style:name="N145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_20_class_20_lab" style:display-name="PageStyle_in class la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_5f_timings" style:display-name="PageStyle_proj_timing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4T17:43:36.814613735</dc:date>
    <meta:editing-duration>PT1H1M12S</meta:editing-duration>
    <meta:editing-cycles>2</meta:editing-cycles>
    <meta:generator>LibreOffice/6.4.7.2$Linux_X86_64 LibreOffice_project/40$Build-2</meta:generator>
    <meta:document-statistic meta:table-count="2" meta:cell-count="27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44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4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44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0"/>
      <style:text-properties fo:font-size="9pt" style:font-size-asian="9pt" style:font-size-complex="9pt"/>
    </style:style>
    <style:style style:name="ch12" style:family="chart" style:data-style-name="N144">
      <style:chart-properties chart:link-data-style-to-source="true"/>
      <style:graphic-properties draw:stroke="none" draw:fill-color="#fbe9e7" draw:fill-image-name="ChartBitmap_20_16" draw:fill-image-ref-point="center" dr3d:edge-rounding="5%"/>
      <style:text-properties fo:font-size="10pt" style:font-size-asian="10pt" style:font-size-complex="10pt"/>
    </style:style>
    <style:style style:name="ch13" style:family="chart" style:data-style-name="N144">
      <style:chart-properties chart:link-data-style-to-source="true"/>
      <style:graphic-properties draw:stroke="none" draw:fill="bitmap" draw:fill-color="#ffccbc" draw:fill-image-name="ChartBitmap_20_23" dr3d:edge-rounding="5%"/>
      <style:text-properties fo:font-size="10pt" style:font-size-asian="10pt" style:font-size-complex="10pt"/>
    </style:style>
    <style:style style:name="ch14" style:family="chart" style:data-style-name="N144">
      <style:chart-properties chart:link-data-style-to-source="true"/>
      <style:graphic-properties draw:stroke="none" draw:fill-color="#ff8a65" draw:fill-image-name="ChartBitmap_20_8" dr3d:edge-rounding="5%"/>
      <style:text-properties fo:font-size="10pt" style:font-size-asian="10pt" style:font-size-complex="10pt"/>
    </style:style>
    <style:style style:name="ch15" style:family="chart" style:data-style-name="N144">
      <style:chart-properties chart:link-data-style-to-source="true"/>
      <style:graphic-properties draw:stroke="none" draw:fill="bitmap" draw:fill-color="#ff7043" draw:fill-image-name="ChartBitmap_20_24" dr3d:edge-rounding="5%"/>
      <style:text-properties fo:font-size="10pt" style:font-size-asian="10pt" style:font-size-complex="10pt"/>
    </style:style>
    <style:style style:name="ch16" style:family="chart" style:data-style-name="N144">
      <style:chart-properties chart:link-data-style-to-source="true"/>
      <style:graphic-properties draw:stroke="none" draw:fill-color="#f4511e" draw:fill-image-name="ChartBitmap_20_10" dr3d:edge-rounding="5%"/>
      <style:text-properties fo:font-size="10pt" style:font-size-asian="10pt" style:font-size-complex="10pt"/>
    </style:style>
    <style:style style:name="ch17" style:family="chart" style:data-style-name="N144">
      <style:chart-properties chart:link-data-style-to-source="true"/>
      <style:graphic-properties draw:stroke="none" draw:fill="bitmap" draw:fill-color="#bf360c" draw:fill-image-name="ChartBitmap_20_27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103cm" svg:height="14.683cm" xlink:href=".." xlink:type="simple" chart:class="chart:bar" chart:style-name="ch1">
        <chart:title svg:x="10.785cm" svg:y="0.429cm" chart:style-name="ch2">
          <text:p>Runtimes - Program 5</text:p>
        </chart:title>
        <chart:legend chart:legend-position="end" svg:x="22.993cm" svg:y="5.797cm" style:legend-expansion="high" chart:style-name="ch3"/>
        <chart:plot-area chart:style-name="ch4" table:cell-range-address="proj_timings.I1:proj_timings.O7" chart:data-source-has-labels="both" svg:x="1.533cm" svg:y="1.501cm" svg:width="18.686cm" svg:height="11.90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477cm" svg:y="1.502cm" svg:width="16.742cm" svg:height="11.25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10.594cm" svg:y="13.702cm" chart:style-name="ch6">
              <text:p>NP</text:p>
            </chart:title>
            <chart:categories table:cell-range-address="proj_timings.I2:proj_timings.I7"/>
          </chart:axis>
          <chart:axis chart:dimension="y" chart:name="primary-y" chart:style-name="ch7">
            <chart:title svg:x="0.451cm" svg:y="8.597cm" chart:style-name="ch8">
              <text:p>Log_2 Time (s)</text:p>
            </chart:title>
            <chart:grid chart:style-name="ch9" chart:class="major"/>
          </chart:axis>
          <chart:axis chart:dimension="z" chart:name="primary-z" chart:style-name="ch10">
            <chart:title svg:x="22.677cm" svg:y="4.677cm" chart:style-name="ch11">
              <text:p>Trapezoids</text:p>
            </chart:title>
          </chart:axis>
          <chart:series chart:style-name="ch12" chart:values-cell-range-address="proj_timings.J2:proj_timings.J7" chart:label-cell-address="proj_timings.J1:proj_timings.J1" chart:class="chart:bar">
            <chart:data-point chart:repeated="6"/>
          </chart:series>
          <chart:series chart:style-name="ch13" chart:values-cell-range-address="proj_timings.K2:proj_timings.K7" chart:label-cell-address="proj_timings.K1:proj_timings.K1" chart:class="chart:bar">
            <chart:data-point chart:repeated="6"/>
          </chart:series>
          <chart:series chart:style-name="ch14" chart:values-cell-range-address="proj_timings.L2:proj_timings.L7" chart:label-cell-address="proj_timings.L1:proj_timings.L1" chart:class="chart:bar">
            <chart:data-point chart:repeated="6"/>
          </chart:series>
          <chart:series chart:style-name="ch15" chart:values-cell-range-address="proj_timings.M2:proj_timings.M7" chart:label-cell-address="proj_timings.M1:proj_timings.M1" chart:class="chart:bar">
            <chart:data-point chart:repeated="6"/>
          </chart:series>
          <chart:series chart:style-name="ch16" chart:values-cell-range-address="proj_timings.N2:proj_timings.N7" chart:label-cell-address="proj_timings.N1:proj_timings.N1" chart:class="chart:bar">
            <chart:data-point chart:repeated="6"/>
          </chart:series>
          <chart:series chart:style-name="ch17" chart:values-cell-range-address="proj_timings.O2:proj_timings.O7" chart:label-cell-address="proj_timings.O1:proj_timings.O1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,000</text:p>
                <draw:g>
                  <svg:desc>proj_timings.J1:proj_timings.J1</svg:desc>
                </draw:g>
              </table:table-cell>
              <table:table-cell office:value-type="string">
                <text:p>1,000,000</text:p>
                <draw:g>
                  <svg:desc>proj_timings.K1:proj_timings.K1</svg:desc>
                </draw:g>
              </table:table-cell>
              <table:table-cell office:value-type="string">
                <text:p>10,000,000</text:p>
                <draw:g>
                  <svg:desc>proj_timings.L1:proj_timings.L1</svg:desc>
                </draw:g>
              </table:table-cell>
              <table:table-cell office:value-type="string">
                <text:p>100,000,000</text:p>
                <draw:g>
                  <svg:desc>proj_timings.M1:proj_timings.M1</svg:desc>
                </draw:g>
              </table:table-cell>
              <table:table-cell office:value-type="string">
                <text:p>1,000,000,000</text:p>
                <draw:g>
                  <svg:desc>proj_timings.N1:proj_timings.N1</svg:desc>
                </draw:g>
              </table:table-cell>
              <table:table-cell office:value-type="string">
                <text:p>10,000,000,000</text:p>
                <draw:g>
                  <svg:desc>proj_timings.O1:proj_timings.O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roj_timings.I2:proj_timings.I7</svg:desc>
                </draw:g>
              </table:table-cell>
              <table:table-cell office:value-type="float" office:value="-8.93650810229146">
                <text:p>-8.93650810229146</text:p>
                <draw:g>
                  <svg:desc>proj_timings.J2:proj_timings.J7</svg:desc>
                </draw:g>
              </table:table-cell>
              <table:table-cell office:value-type="float" office:value="-5.74553172966135">
                <text:p>-5.74553172966135</text:p>
                <draw:g>
                  <svg:desc>proj_timings.K2:proj_timings.K7</svg:desc>
                </draw:g>
              </table:table-cell>
              <table:table-cell office:value-type="float" office:value="-3.02111321401435">
                <text:p>-3.02111321401435</text:p>
                <draw:g>
                  <svg:desc>proj_timings.L2:proj_timings.L7</svg:desc>
                </draw:g>
              </table:table-cell>
              <table:table-cell office:value-type="float" office:value="-0.309536417134637">
                <text:p>-0.309536417134637</text:p>
                <draw:g>
                  <svg:desc>proj_timings.M2:proj_timings.M7</svg:desc>
                </draw:g>
              </table:table-cell>
              <table:table-cell office:value-type="float" office:value="2.74898690510355">
                <text:p>2.74898690510355</text:p>
                <draw:g>
                  <svg:desc>proj_timings.N2:proj_timings.N7</svg:desc>
                </draw:g>
              </table:table-cell>
              <table:table-cell office:value-type="float" office:value="6.03945052722728">
                <text:p>6.03945052722728</text:p>
                <draw:g>
                  <svg:desc>proj_timings.O2:proj_timings.O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9.94430455725164">
                <text:p>-9.94430455725164</text:p>
              </table:table-cell>
              <table:table-cell office:value-type="float" office:value="-6.71846434968227">
                <text:p>-6.71846434968227</text:p>
              </table:table-cell>
              <table:table-cell office:value-type="float" office:value="-3.76900021915055">
                <text:p>-3.76900021915055</text:p>
              </table:table-cell>
              <table:table-cell office:value-type="float" office:value="-1.237999939825">
                <text:p>-1.237999939825</text:p>
              </table:table-cell>
              <table:table-cell office:value-type="float" office:value="1.78127073584309">
                <text:p>1.78127073584309</text:p>
              </table:table-cell>
              <table:table-cell office:value-type="float" office:value="5.04293521073077">
                <text:p>5.042935210730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0.825660060753">
                <text:p>-10.825660060753</text:p>
              </table:table-cell>
              <table:table-cell office:value-type="float" office:value="-7.56661319084227">
                <text:p>-7.56661319084227</text:p>
              </table:table-cell>
              <table:table-cell office:value-type="float" office:value="-4.57783590580027">
                <text:p>-4.57783590580027</text:p>
              </table:table-cell>
              <table:table-cell office:value-type="float" office:value="-2.11011220452652">
                <text:p>-2.11011220452652</text:p>
              </table:table-cell>
              <table:table-cell office:value-type="float" office:value="0.832126044105945">
                <text:p>0.832126044105945</text:p>
              </table:table-cell>
              <table:table-cell office:value-type="float" office:value="4.04908059178837">
                <text:p>4.049080591788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1.5917185664396">
                <text:p>-11.5917185664396</text:p>
              </table:table-cell>
              <table:table-cell office:value-type="float" office:value="-8.05428443580098">
                <text:p>-8.05428443580098</text:p>
              </table:table-cell>
              <table:table-cell office:value-type="float" office:value="-5.46810805613493">
                <text:p>-5.46810805613493</text:p>
              </table:table-cell>
              <table:table-cell office:value-type="float" office:value="-2.91800599014757">
                <text:p>-2.91800599014757</text:p>
              </table:table-cell>
              <table:table-cell office:value-type="float" office:value="-0.052348803178283">
                <text:p>-0.052348803178283</text:p>
              </table:table-cell>
              <table:table-cell office:value-type="float" office:value="3.0650743821534">
                <text:p>3.06507438215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10.0907906457291">
                <text:p>-10.0907906457291</text:p>
              </table:table-cell>
              <table:table-cell office:value-type="float" office:value="-7.51688333351696">
                <text:p>-7.51688333351696</text:p>
              </table:table-cell>
              <table:table-cell office:value-type="float" office:value="-6.02242552198428">
                <text:p>-6.02242552198428</text:p>
              </table:table-cell>
              <table:table-cell office:value-type="float" office:value="-3.79505800853054">
                <text:p>-3.79505800853054</text:p>
              </table:table-cell>
              <table:table-cell office:value-type="float" office:value="-0.982705177224203">
                <text:p>-0.982705177224203</text:p>
              </table:table-cell>
              <table:table-cell office:value-type="float" office:value="2.09860180340367">
                <text:p>2.098601803403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7.84145614965989">
                <text:p>-7.84145614965989</text:p>
              </table:table-cell>
              <table:table-cell office:value-type="float" office:value="-8.78055203043193">
                <text:p>-8.78055203043193</text:p>
              </table:table-cell>
              <table:table-cell office:value-type="float" office:value="-6.76493471002487">
                <text:p>-6.76493471002487</text:p>
              </table:table-cell>
              <table:table-cell office:value-type="float" office:value="-4.54843806739181">
                <text:p>-4.54843806739181</text:p>
              </table:table-cell>
              <table:table-cell office:value-type="float" office:value="-1.68499959792619">
                <text:p>-1.68499959792619</text:p>
              </table:table-cell>
              <table:table-cell office:value-type="float" office:value="1.38199762046955">
                <text:p>1.381997620469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fill-image draw:name="ChartBitmap_20_1" draw:display-name="ChartBitmap 1" xlink:href="Pictures/100000000000020000000200BC3FEFCD7FF3BCCA.jpg" xlink:type="simple" xlink:show="embed" xlink:actuate="onLoad"/>
    <draw:fill-image draw:name="ChartBitmap_20_10" draw:display-name="ChartBitmap 10" xlink:href="Pictures/100000000000000800000008177BBD6B1DAF8391.png" xlink:type="simple" xlink:show="embed" xlink:actuate="onLoad"/>
    <draw:fill-image draw:name="ChartBitmap_20_11" draw:display-name="ChartBitmap 11" xlink:href="Pictures/100000000000000800000008B3CE9021ECC49FC3.png" xlink:type="simple" xlink:show="embed" xlink:actuate="onLoad"/>
    <draw:fill-image draw:name="ChartBitmap_20_12" draw:display-name="ChartBitmap 12" xlink:href="Pictures/10000000000000080000000865BBF5339D7B430D.png" xlink:type="simple" xlink:show="embed" xlink:actuate="onLoad"/>
    <draw:fill-image draw:name="ChartBitmap_20_13" draw:display-name="ChartBitmap 13" xlink:href="Pictures/100000000000000800000008B8D46602DEFEC274.png" xlink:type="simple" xlink:show="embed" xlink:actuate="onLoad"/>
    <draw:fill-image draw:name="ChartBitmap_20_14" draw:display-name="ChartBitmap 14" xlink:href="Pictures/100000000000000800000008F6DB5753773913BC.png" xlink:type="simple" xlink:show="embed" xlink:actuate="onLoad"/>
    <draw:fill-image draw:name="ChartBitmap_20_15" draw:display-name="ChartBitmap 15" xlink:href="Pictures/100000000000000800000008A671F8F0C15EE665.png" xlink:type="simple" xlink:show="embed" xlink:actuate="onLoad"/>
    <draw:fill-image draw:name="ChartBitmap_20_16" draw:display-name="ChartBitmap 16" xlink:href="Pictures/1000000000000008000000083FB75389ECAB62D8.png" xlink:type="simple" xlink:show="embed" xlink:actuate="onLoad"/>
    <draw:fill-image draw:name="ChartBitmap_20_17" draw:display-name="ChartBitmap 17" xlink:href="Pictures/10000000000000080000000848FE51B86F14006A.png" xlink:type="simple" xlink:show="embed" xlink:actuate="onLoad"/>
    <draw:fill-image draw:name="ChartBitmap_20_18" draw:display-name="ChartBitmap 18" xlink:href="Pictures/100000000000000800000008A6A5834DE5E3F790.png" xlink:type="simple" xlink:show="embed" xlink:actuate="onLoad"/>
    <draw:fill-image draw:name="ChartBitmap_20_19" draw:display-name="ChartBitmap 19" xlink:href="Pictures/1000000000000008000000083E11336E7A97C21B.png" xlink:type="simple" xlink:show="embed" xlink:actuate="onLoad"/>
    <draw:fill-image draw:name="ChartBitmap_20_2" draw:display-name="ChartBitmap 2" xlink:href="Pictures/10000000000002000000020043C9B92B6C01BC17.jpg" xlink:type="simple" xlink:show="embed" xlink:actuate="onLoad"/>
    <draw:fill-image draw:name="ChartBitmap_20_20" draw:display-name="ChartBitmap 20" xlink:href="Pictures/100000000000000800000008583731BC108788BB.png" xlink:type="simple" xlink:show="embed" xlink:actuate="onLoad"/>
    <draw:fill-image draw:name="ChartBitmap_20_21" draw:display-name="ChartBitmap 21" xlink:href="Pictures/100000000000000800000008B5AAF2B0A88BB14A.png" xlink:type="simple" xlink:show="embed" xlink:actuate="onLoad"/>
    <draw:fill-image draw:name="ChartBitmap_20_22" draw:display-name="ChartBitmap 22" xlink:href="Pictures/1000000000000008000000081BD6DC476FCD98FD.png" xlink:type="simple" xlink:show="embed" xlink:actuate="onLoad"/>
    <draw:fill-image draw:name="ChartBitmap_20_23" draw:display-name="ChartBitmap 23" xlink:href="Pictures/1000000000000008000000084B9A8F084BD844C4.png" xlink:type="simple" xlink:show="embed" xlink:actuate="onLoad"/>
    <draw:fill-image draw:name="ChartBitmap_20_24" draw:display-name="ChartBitmap 24" xlink:href="Pictures/100000000000000800000008A32614ABD64C67AF.png" xlink:type="simple" xlink:show="embed" xlink:actuate="onLoad"/>
    <draw:fill-image draw:name="ChartBitmap_20_25" draw:display-name="ChartBitmap 25" xlink:href="Pictures/100000000000000800000008DCA6606B4369B69B.png" xlink:type="simple" xlink:show="embed" xlink:actuate="onLoad"/>
    <draw:fill-image draw:name="ChartBitmap_20_26" draw:display-name="ChartBitmap 26" xlink:href="Pictures/10000000000000080000000838B89763E543405C.png" xlink:type="simple" xlink:show="embed" xlink:actuate="onLoad"/>
    <draw:fill-image draw:name="ChartBitmap_20_27" draw:display-name="ChartBitmap 27" xlink:href="Pictures/100000000000000800000008E47FCFA6B363B2FE.png" xlink:type="simple" xlink:show="embed" xlink:actuate="onLoad"/>
    <draw:fill-image draw:name="ChartBitmap_20_3" draw:display-name="ChartBitmap 3" xlink:href="Pictures/1000000000000008000000082A083B58C1311B7E.png" xlink:type="simple" xlink:show="embed" xlink:actuate="onLoad"/>
    <draw:fill-image draw:name="ChartBitmap_20_4" draw:display-name="ChartBitmap 4" xlink:href="Pictures/1000000000000008000000088F705C20C472EECB.png" xlink:type="simple" xlink:show="embed" xlink:actuate="onLoad"/>
    <draw:fill-image draw:name="ChartBitmap_20_5" draw:display-name="ChartBitmap 5" xlink:href="Pictures/100000000000000800000008A3C9D131AB48608B.png" xlink:type="simple" xlink:show="embed" xlink:actuate="onLoad"/>
    <draw:fill-image draw:name="ChartBitmap_20_6" draw:display-name="ChartBitmap 6" xlink:href="Pictures/10000000000000080000000881BB4FE66A893EB4.png" xlink:type="simple" xlink:show="embed" xlink:actuate="onLoad"/>
    <draw:fill-image draw:name="ChartBitmap_20_7" draw:display-name="ChartBitmap 7" xlink:href="Pictures/100000000000000800000008316773DC4BF207E6.png" xlink:type="simple" xlink:show="embed" xlink:actuate="onLoad"/>
    <draw:fill-image draw:name="ChartBitmap_20_8" draw:display-name="ChartBitmap 8" xlink:href="Pictures/1000000000000008000000086872F3EC440CAE6F.png" xlink:type="simple" xlink:show="embed" xlink:actuate="onLoad"/>
    <draw:fill-image draw:name="ChartBitmap_20_9" draw:display-name="ChartBitmap 9" xlink:href="Pictures/100000000000000800000008B13FF7B59461BCDC.png" xlink:type="simple" xlink:show="embed" xlink:actuate="onLoad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942cm" svg:height="5.504cm" xlink:href=".." xlink:type="simple" chart:class="chart:bar" chart:style-name="ch1">
        <chart:legend chart:legend-position="end" svg:x="6.832cm" svg:y="1.208cm" style:legend-expansion="high" chart:style-name="ch2"/>
        <chart:plot-area chart:style-name="ch3" table:cell-range-address="proj_timings.A1:proj_timings.G7" chart:data-source-has-labels="both" svg:x="-0.136cm" svg:y="0.629cm" svg:width="7.361cm" svg:height="5.5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485cm" svg:y="0.615cm" svg:width="6.509cm" svg:height="4.88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roj_timings.A2:proj_timings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roj_timings.B2:proj_timings.B7" chart:label-cell-address="proj_timings.B1:proj_timings.B1" chart:class="chart:bar">
            <chart:data-point chart:repeated="6"/>
          </chart:series>
          <chart:series chart:style-name="ch8" chart:values-cell-range-address="proj_timings.C2:proj_timings.C7" chart:label-cell-address="proj_timings.C1:proj_timings.C1" chart:class="chart:bar">
            <chart:data-point chart:repeated="6"/>
          </chart:series>
          <chart:series chart:style-name="ch9" chart:values-cell-range-address="proj_timings.D2:proj_timings.D7" chart:label-cell-address="proj_timings.D1:proj_timings.D1" chart:class="chart:bar">
            <chart:data-point chart:repeated="6"/>
          </chart:series>
          <chart:series chart:style-name="ch10" chart:values-cell-range-address="proj_timings.E2:proj_timings.E7" chart:label-cell-address="proj_timings.E1:proj_timings.E1" chart:class="chart:bar">
            <chart:data-point chart:repeated="6"/>
          </chart:series>
          <chart:series chart:style-name="ch11" chart:values-cell-range-address="proj_timings.F2:proj_timings.F7" chart:label-cell-address="proj_timings.F1:proj_timings.F1" chart:class="chart:bar">
            <chart:data-point chart:repeated="6"/>
          </chart:series>
          <chart:series chart:style-name="ch12" chart:values-cell-range-address="proj_timings.G2:proj_timings.G7" chart:label-cell-address="proj_timings.G1:proj_timings.G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,000</text:p>
                <draw:g>
                  <svg:desc>proj_timings.B1:proj_timings.B1</svg:desc>
                </draw:g>
              </table:table-cell>
              <table:table-cell office:value-type="string">
                <text:p>1,000,000</text:p>
                <draw:g>
                  <svg:desc>proj_timings.C1:proj_timings.C1</svg:desc>
                </draw:g>
              </table:table-cell>
              <table:table-cell office:value-type="string">
                <text:p>10,000,000</text:p>
                <draw:g>
                  <svg:desc>proj_timings.D1:proj_timings.D1</svg:desc>
                </draw:g>
              </table:table-cell>
              <table:table-cell office:value-type="string">
                <text:p>100,000,000</text:p>
                <draw:g>
                  <svg:desc>proj_timings.E1:proj_timings.E1</svg:desc>
                </draw:g>
              </table:table-cell>
              <table:table-cell office:value-type="string">
                <text:p>1,000,000,000</text:p>
                <draw:g>
                  <svg:desc>proj_timings.F1:proj_timings.F1</svg:desc>
                </draw:g>
              </table:table-cell>
              <table:table-cell office:value-type="string">
                <text:p>10,000,000,000</text:p>
                <draw:g>
                  <svg:desc>proj_timings.G1:proj_timings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roj_timings.A2:proj_timings.A7</svg:desc>
                </draw:g>
              </table:table-cell>
              <table:table-cell office:value-type="float" office:value="0.002041">
                <text:p>0.002041</text:p>
                <draw:g>
                  <svg:desc>proj_timings.B2:proj_timings.B7</svg:desc>
                </draw:g>
              </table:table-cell>
              <table:table-cell office:value-type="float" office:value="0.018639">
                <text:p>0.018639</text:p>
                <draw:g>
                  <svg:desc>proj_timings.C2:proj_timings.C7</svg:desc>
                </draw:g>
              </table:table-cell>
              <table:table-cell office:value-type="float" office:value="0.123184">
                <text:p>0.123184</text:p>
                <draw:g>
                  <svg:desc>proj_timings.D2:proj_timings.D7</svg:desc>
                </draw:g>
              </table:table-cell>
              <table:table-cell office:value-type="float" office:value="0.806901">
                <text:p>0.806901</text:p>
                <draw:g>
                  <svg:desc>proj_timings.E2:proj_timings.E7</svg:desc>
                </draw:g>
              </table:table-cell>
              <table:table-cell office:value-type="float" office:value="6.722449">
                <text:p>6.722449</text:p>
                <draw:g>
                  <svg:desc>proj_timings.F2:proj_timings.F7</svg:desc>
                </draw:g>
              </table:table-cell>
              <table:table-cell office:value-type="float" office:value="65.774229">
                <text:p>65.774229</text:p>
                <draw:g>
                  <svg:desc>proj_timings.G2:proj_timings.G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1015">
                <text:p>0.001015</text:p>
              </table:table-cell>
              <table:table-cell office:value-type="float" office:value="0.009496">
                <text:p>0.009496</text:p>
              </table:table-cell>
              <table:table-cell office:value-type="float" office:value="0.073353">
                <text:p>0.073353</text:p>
              </table:table-cell>
              <table:table-cell office:value-type="float" office:value="0.42396">
                <text:p>0.42396</text:p>
              </table:table-cell>
              <table:table-cell office:value-type="float" office:value="3.437288">
                <text:p>3.437288</text:p>
              </table:table-cell>
              <table:table-cell office:value-type="float" office:value="32.966646">
                <text:p>32.9666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551">
                <text:p>0.000551</text:p>
              </table:table-cell>
              <table:table-cell office:value-type="float" office:value="0.005275">
                <text:p>0.005275</text:p>
              </table:table-cell>
              <table:table-cell office:value-type="float" office:value="0.041873">
                <text:p>0.041873</text:p>
              </table:table-cell>
              <table:table-cell office:value-type="float" office:value="0.231629">
                <text:p>0.231629</text:p>
              </table:table-cell>
              <table:table-cell office:value-type="float" office:value="1.780307">
                <text:p>1.780307</text:p>
              </table:table-cell>
              <table:table-cell office:value-type="float" office:value="16.553686">
                <text:p>16.5536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324">
                <text:p>0.000324</text:p>
              </table:table-cell>
              <table:table-cell office:value-type="float" office:value="0.003762">
                <text:p>0.003762</text:p>
              </table:table-cell>
              <table:table-cell office:value-type="float" office:value="0.022591">
                <text:p>0.022591</text:p>
              </table:table-cell>
              <table:table-cell office:value-type="float" office:value="0.13231">
                <text:p>0.13231</text:p>
              </table:table-cell>
              <table:table-cell office:value-type="float" office:value="0.964365">
                <text:p>0.964365</text:p>
              </table:table-cell>
              <table:table-cell office:value-type="float" office:value="8.369111">
                <text:p>8.3691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917">
                <text:p>0.000917</text:p>
              </table:table-cell>
              <table:table-cell office:value-type="float" office:value="0.00546">
                <text:p>0.00546</text:p>
              </table:table-cell>
              <table:table-cell office:value-type="float" office:value="0.015384">
                <text:p>0.015384</text:p>
              </table:table-cell>
              <table:table-cell office:value-type="float" office:value="0.07204">
                <text:p>0.07204</text:p>
              </table:table-cell>
              <table:table-cell office:value-type="float" office:value="0.50603">
                <text:p>0.50603</text:p>
              </table:table-cell>
              <table:table-cell office:value-type="float" office:value="4.282941">
                <text:p>4.28294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436">
                <text:p>0.00436</text:p>
              </table:table-cell>
              <table:table-cell office:value-type="float" office:value="0.002274">
                <text:p>0.002274</text:p>
              </table:table-cell>
              <table:table-cell office:value-type="float" office:value="0.009195">
                <text:p>0.009195</text:p>
              </table:table-cell>
              <table:table-cell office:value-type="float" office:value="0.042735">
                <text:p>0.042735</text:p>
              </table:table-cell>
              <table:table-cell office:value-type="float" office:value="0.311003">
                <text:p>0.311003</text:p>
              </table:table-cell>
              <table:table-cell office:value-type="float" office:value="2.60629">
                <text:p>2.606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